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17in"/>
    </style:style>
    <style:style style:name="co2" style:family="table-column">
      <style:table-column-properties fo:break-before="auto" style:column-width="1.4862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2.1181in"/>
    </style:style>
    <style:style style:name="co5" style:family="table-column">
      <style:table-column-properties fo:break-before="auto" style:column-width="6.5071in"/>
    </style:style>
    <style:style style:name="co6" style:family="table-column">
      <style:table-column-properties fo:break-before="auto" style:column-width="19.417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563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Funda con teclado para Tablet 7”</text:p>
          </table:table-cell>
          <table:table-cell office:value-type="string" calcext:value-type="string">
            <text:p>Fundas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/img/productos/f01a.jpg</text:p>
          </table:table-cell>
          <table:table-cell office:value-type="string" calcext:value-type="string">
            <text:p>Funda con teclado QWERTY incorporado para tablets de 7 pulgadas. Se conecta vía USB 2.0. Compatible con Android.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1" office:value-type="string" calcext:value-type="string">
            <text:p>Funda con teclado para Tablet 7/9”</text:p>
          </table:table-cell>
          <table:table-cell office:value-type="string" calcext:value-type="string">
            <text:p>Fundas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/img/productos/f02a.jpg</text:p>
          </table:table-cell>
          <table:table-cell office:value-type="string" calcext:value-type="string">
            <text:p>Funda con teclado QWERTY incorporado para tablets de 7 o 9 pulgadas. Se conecta vía micro USB, compatible con Android y Windows.</text:p>
          </table:table-cell>
          <table:table-cell table:style-name="ce3"/>
          <table:table-cell table:number-columns-repeated="250"/>
        </table:table-row>
        <table:table-row table:style-name="ro2">
          <table:table-cell office:value-type="string" calcext:value-type="string">
            <text:p>Funda con teclado para Tablet 7”</text:p>
          </table:table-cell>
          <table:table-cell office:value-type="string" calcext:value-type="string">
            <text:p>Fundas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/img/productos/f03a.jpg</text:p>
          </table:table-cell>
          <table:table-cell office:value-type="string" calcext:value-type="string">
            <text:p>Funda con teclado QWERTY incorporado para tablets de 7 pulgadas. Conecta vía USB 2.0, incluye lápiz stylus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Funda magnética para iPad</text:p>
          </table:table-cell>
          <table:table-cell office:value-type="string" calcext:value-type="string">
            <text:p>Fundas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/img/productos/f04a.jpg</text:p>
          </table:table-cell>
          <table:table-cell office:value-type="string" calcext:value-type="string">
            <text:p>Funda para iPad con cierre magnético, permite rotación a 360º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Funda con teclado para Samsung Galaxy</text:p>
          </table:table-cell>
          <table:table-cell office:value-type="string" calcext:value-type="string">
            <text:p>Funda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img/productos/f05a.jpg</text:p>
          </table:table-cell>
          <table:table-cell office:value-type="string" calcext:value-type="string">
            <text:p>Funda con teclado para tablet Samsung Galaxy. Se conecta vía bluetooth. Disponibe en colores azul, rojo, verde y negro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Cooling pad para Notebook</text:p>
          </table:table-cell>
          <table:table-cell office:value-type="string" calcext:value-type="string">
            <text:p>Gadgets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/img/productos/g01a.jpg</text:p>
          </table:table-cell>
          <table:table-cell office:value-type="string" calcext:value-type="string">
            <text:p>Cooling pad para notebook, 29x24cm. Se conecta vía USB, con tres coolers y LEDs azules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Cooling pad regulable para Notebook </text:p>
          </table:table-cell>
          <table:table-cell office:value-type="string" calcext:value-type="string">
            <text:p>Gadgets</text:p>
          </table:table-cell>
          <table:table-cell office:value-type="float" office:value="19.85" calcext:value-type="float">
            <text:p>19.85</text:p>
          </table:table-cell>
          <table:table-cell office:value-type="string" calcext:value-type="string">
            <text:p>/img/productos/g02a.jpg</text:p>
          </table:table-cell>
          <table:table-cell office:value-type="string" calcext:value-type="string">
            <text:p>Cooling pad regulable para notebooks hasta 15 pulgadas. 30X23cm. 2 coolers de 8x8cm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Cooling pad regulable para Notebook </text:p>
          </table:table-cell>
          <table:table-cell office:value-type="string" calcext:value-type="string">
            <text:p>Gadgets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/img/productos/g03a.jpg</text:p>
          </table:table-cell>
          <table:table-cell office:value-type="string" calcext:value-type="string">
            <text:p>Cooling pad regulable para notebooks de 13 a 15 pulgadas. Conecta vía USB. 37X26cm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Cooling pad para Notebook</text:p>
          </table:table-cell>
          <table:table-cell office:value-type="string" calcext:value-type="string">
            <text:p>Gadgets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/img/productos/g04a.jpg</text:p>
          </table:table-cell>
          <table:table-cell office:value-type="string" calcext:value-type="string">
            <text:p>Cooling pad para notebooks de 9 a 15 pulgadas. 3 coolers conectados vía USB. 28X22cm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Glitter lamp USB</text:p>
          </table:table-cell>
          <table:table-cell office:value-type="string" calcext:value-type="string">
            <text:p>Gadgets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/img/productos/g05a.jpg</text:p>
          </table:table-cell>
          <table:table-cell office:value-type="string" calcext:value-type="string">
            <text:p>Lámpara glitter USB, conecta vía USB. Los leds cambian de color entre rojo, azul y verde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Razer Tiamat</text:p>
          </table:table-cell>
          <table:table-cell office:value-type="string" calcext:value-type="string">
            <text:p>Headse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/img/productos/h01a.jpg</text:p>
          </table:table-cell>
          <table:table-cell office:value-type="string" calcext:value-type="string">
            <text:p>Headset Razer Tiamat 7.1 con micrófono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Razer Moray</text:p>
          </table:table-cell>
          <table:table-cell office:value-type="string" calcext:value-type="string">
            <text:p>Headse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img/productos/h02a.jpg</text:p>
          </table:table-cell>
          <table:table-cell office:value-type="string" calcext:value-type="string">
            <text:p>Auriculares Razer Moray -in ear-. Incluye funda y earbuds intercambiables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Steelseries Siberia V2</text:p>
          </table:table-cell>
          <table:table-cell office:value-type="string" calcext:value-type="string">
            <text:p>Headse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img/productos/h03a.jpg</text:p>
          </table:table-cell>
          <table:table-cell office:value-type="string" calcext:value-type="string">
            <text:p>Headset SteelSeries Siberia rojo con micrófono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Steelseries Siberia V2</text:p>
          </table:table-cell>
          <table:table-cell office:value-type="string" calcext:value-type="string">
            <text:p>Headse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img/productos/h04a.jpg</text:p>
          </table:table-cell>
          <table:table-cell office:value-type="string" calcext:value-type="string">
            <text:p>Headset SteelSeries Siberia azul con micrófono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Steelseries Siberia V2</text:p>
          </table:table-cell>
          <table:table-cell office:value-type="string" calcext:value-type="string">
            <text:p>Headse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img/productos/h05a.jpg</text:p>
          </table:table-cell>
          <table:table-cell office:value-type="string" calcext:value-type="string">
            <text:p>Headset SteelSeries Siberia negro con micrófono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Razer DeathAdder 2013 </text:p>
          </table:table-cell>
          <table:table-cell office:value-type="string" calcext:value-type="string">
            <text:p>Mou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img/productos/m01a.jpg</text:p>
          </table:table-cell>
          <table:table-cell office:value-type="string" calcext:value-type="string">
            <text:p>6400DPI. Ajuste de sensividad on-the-fly. Cinco botones configurables. Compatible con Razer Synapse 2.0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Razer DeathAdder Black</text:p>
          </table:table-cell>
          <table:table-cell office:value-type="string" calcext:value-type="string">
            <text:p>Mous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img/productos/m02a.jpg</text:p>
          </table:table-cell>
          <table:table-cell office:value-type="string" calcext:value-type="string">
            <text:p>3500DPI. Ajuste de sensividad on-the-fly. Cinco botones configurables. 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Razer Naga Hex LoL Edition</text:p>
          </table:table-cell>
          <table:table-cell office:value-type="string" calcext:value-type="string">
            <text:p>Mous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/img/productos/m03a.jpg</text:p>
          </table:table-cell>
          <table:table-cell office:value-type="string" calcext:value-type="string">
            <text:p>Razer Naga Hex edición League of Legends. Optimizado para MOBAs, con 6 botones laterales. Compatible con Razer Synapse 2.0. 5600DPI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ies para Razer Mamba</text:p>
          </table:table-cell>
          <table:table-cell office:value-type="string" calcext:value-type="string">
            <text:p>Mous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img/productos/m04a.jpg</text:p>
          </table:table-cell>
          <table:table-cell office:value-type="string" calcext:value-type="string">
            <text:p>Pies de reemplazo para Razer Mamba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ies para Razer Naga</text:p>
          </table:table-cell>
          <table:table-cell office:value-type="string" calcext:value-type="string">
            <text:p>Mous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img/productos/m05a.jpg</text:p>
          </table:table-cell>
          <table:table-cell office:value-type="string" calcext:value-type="string">
            <text:p>Pies de reemplazo para Razer Naga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ies para Razer DeathAdder</text:p>
          </table:table-cell>
          <table:table-cell office:value-type="string" calcext:value-type="string">
            <text:p>Mo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img/productos/m06a.jpg</text:p>
          </table:table-cell>
          <table:table-cell office:value-type="string" calcext:value-type="string">
            <text:p>Pies de reemplazo para Razer DeathAdder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Razer Nostromo</text:p>
          </table:table-cell>
          <table:table-cell office:value-type="string" calcext:value-type="string">
            <text:p>Teclado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/img/productos/t01a.jpg</text:p>
          </table:table-cell>
          <table:table-cell office:value-type="string" calcext:value-type="string">
            <text:p>Keypad optimizado para gaming, 16 teclas programables con 8 configuraciones que pueden ser modificadas on the fly.</text:p>
          </table:table-cell>
          <table:table-cell table:number-columns-repeated="251"/>
        </table:table-row>
        <table:table-row table:style-name="ro3">
          <table:table-cell table:style-name="Default" office:value-type="string" calcext:value-type="string">
            <text:p>Razer Blackwidow</text:p>
          </table:table-cell>
          <table:table-cell table:style-name="Default" office:value-type="string" calcext:value-type="string">
            <text:p>Teclados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string" calcext:value-type="string">
            <text:p>/img/productos/t02a.jpg</text:p>
          </table:table-cell>
          <table:table-cell table:style-name="Default" office:value-type="string" calcext:value-type="string">
            <text:p>Teclado mecánico con backlight individual en cada tecla. Completamente programable con 10 perfiles que pueden ser seleccionados on the fly. </text:p>
          </table:table-cell>
          <table:table-cell table:style-name="Default"/>
          <table:table-cell table:number-columns-repeated="250"/>
        </table:table-row>
        <table:table-row table:style-name="ro3">
          <table:table-cell table:style-name="Default" office:value-type="string" calcext:value-type="string">
            <text:p>Razer Marauder Starcraft2 </text:p>
          </table:table-cell>
          <table:table-cell table:style-name="Default" office:value-type="string" calcext:value-type="string">
            <text:p>Teclados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/img/productos/t03a.jpg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style-name="ce1" office:value-type="string" calcext:value-type="string">
            <text:p>Funda con teclado para Tablet 7”</text:p>
          </table:table-cell>
          <table:table-cell office:value-type="string" calcext:value-type="string">
            <text:p>Fundas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/img/productos/f01a.jpg</text:p>
          </table:table-cell>
          <table:table-cell office:value-type="string" calcext:value-type="string">
            <text:p>Funda con teclado QWERTY incorporado para tablets de 7 pulgadas. Se conecta vía USB 2.0. Compatible con Android.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1" office:value-type="string" calcext:value-type="string">
            <text:p>Funda con teclado para Tablet 7/9”</text:p>
          </table:table-cell>
          <table:table-cell office:value-type="string" calcext:value-type="string">
            <text:p>Fundas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/img/productos/f02a.jpg</text:p>
          </table:table-cell>
          <table:table-cell office:value-type="string" calcext:value-type="string">
            <text:p>Funda con teclado QWERTY incorporado para tablets de 7 o 9 pulgadas. Se conecta vía micro USB, compatible con Android y Windows.</text:p>
          </table:table-cell>
          <table:table-cell table:style-name="ce3"/>
          <table:table-cell table:number-columns-repeated="250"/>
        </table:table-row>
        <table:table-row table:style-name="ro2">
          <table:table-cell office:value-type="string" calcext:value-type="string">
            <text:p>Funda con teclado para Tablet 7”</text:p>
          </table:table-cell>
          <table:table-cell office:value-type="string" calcext:value-type="string">
            <text:p>Fundas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/img/productos/f03a.jpg</text:p>
          </table:table-cell>
          <table:table-cell office:value-type="string" calcext:value-type="string">
            <text:p>Funda con teclado QWERTY incorporado para tablets de 7 pulgadas. Conecta vía USB 2.0, incluye lápiz stylus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Funda magnética para iPad</text:p>
          </table:table-cell>
          <table:table-cell office:value-type="string" calcext:value-type="string">
            <text:p>Fundas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/img/productos/f04a.jpg</text:p>
          </table:table-cell>
          <table:table-cell office:value-type="string" calcext:value-type="string">
            <text:p>Funda para iPad con cierre magnético, permite rotación a 360º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Funda con teclado para Samsung Galaxy</text:p>
          </table:table-cell>
          <table:table-cell office:value-type="string" calcext:value-type="string">
            <text:p>Funda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img/productos/f05a.jpg</text:p>
          </table:table-cell>
          <table:table-cell office:value-type="string" calcext:value-type="string">
            <text:p>Funda con teclado para tablet Samsung Galaxy. Se conecta vía bluetooth. Disponibe en colores azul, rojo, verde y negro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Cooling pad para Notebook</text:p>
          </table:table-cell>
          <table:table-cell office:value-type="string" calcext:value-type="string">
            <text:p>Gadgets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/img/productos/g01a.jpg</text:p>
          </table:table-cell>
          <table:table-cell office:value-type="string" calcext:value-type="string">
            <text:p>Cooling pad para notebook, 29x24cm. Se conecta vía USB, con tres coolers y LEDs azules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Cooling pad regulable para Notebook </text:p>
          </table:table-cell>
          <table:table-cell office:value-type="string" calcext:value-type="string">
            <text:p>Gadgets</text:p>
          </table:table-cell>
          <table:table-cell office:value-type="float" office:value="19.85" calcext:value-type="float">
            <text:p>19.85</text:p>
          </table:table-cell>
          <table:table-cell office:value-type="string" calcext:value-type="string">
            <text:p>/img/productos/g02a.jpg</text:p>
          </table:table-cell>
          <table:table-cell office:value-type="string" calcext:value-type="string">
            <text:p>Cooling pad regulable para notebooks hasta 15 pulgadas. 30X23cm. 2 coolers de 8x8cm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Cooling pad regulable para Notebook </text:p>
          </table:table-cell>
          <table:table-cell office:value-type="string" calcext:value-type="string">
            <text:p>Gadgets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/img/productos/g03a.jpg</text:p>
          </table:table-cell>
          <table:table-cell office:value-type="string" calcext:value-type="string">
            <text:p>Cooling pad regulable para notebooks de 13 a 15 pulgadas. Conecta vía USB. 37X26cm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Cooling pad para Notebook</text:p>
          </table:table-cell>
          <table:table-cell office:value-type="string" calcext:value-type="string">
            <text:p>Gadgets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/img/productos/g04a.jpg</text:p>
          </table:table-cell>
          <table:table-cell office:value-type="string" calcext:value-type="string">
            <text:p>Cooling pad para notebooks de 9 a 15 pulgadas. 3 coolers conectados vía USB. 28X22cm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Glitter lamp USB</text:p>
          </table:table-cell>
          <table:table-cell office:value-type="string" calcext:value-type="string">
            <text:p>Gadgets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/img/productos/g05a.jpg</text:p>
          </table:table-cell>
          <table:table-cell office:value-type="string" calcext:value-type="string">
            <text:p>Lámpara glitter USB, conecta vía USB. Los leds cambian de color entre rojo, azul y verde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Razer Tiamat</text:p>
          </table:table-cell>
          <table:table-cell office:value-type="string" calcext:value-type="string">
            <text:p>Headse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/img/productos/h01a.jpg</text:p>
          </table:table-cell>
          <table:table-cell office:value-type="string" calcext:value-type="string">
            <text:p>Headset Razer Tiamat 7.1 con micrófono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Razer Moray</text:p>
          </table:table-cell>
          <table:table-cell office:value-type="string" calcext:value-type="string">
            <text:p>Headse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img/productos/h02a.jpg</text:p>
          </table:table-cell>
          <table:table-cell office:value-type="string" calcext:value-type="string">
            <text:p>Auriculares Razer Moray -in ear-. Incluye funda y earbuds intercambiables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Steelseries Siberia V2</text:p>
          </table:table-cell>
          <table:table-cell office:value-type="string" calcext:value-type="string">
            <text:p>Headse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img/productos/h03a.jpg</text:p>
          </table:table-cell>
          <table:table-cell office:value-type="string" calcext:value-type="string">
            <text:p>Headset SteelSeries Siberia rojo con micrófono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Steelseries Siberia V2</text:p>
          </table:table-cell>
          <table:table-cell office:value-type="string" calcext:value-type="string">
            <text:p>Headse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img/productos/h04a.jpg</text:p>
          </table:table-cell>
          <table:table-cell office:value-type="string" calcext:value-type="string">
            <text:p>Headset SteelSeries Siberia azul con micrófono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Steelseries Siberia V2</text:p>
          </table:table-cell>
          <table:table-cell office:value-type="string" calcext:value-type="string">
            <text:p>Headse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img/productos/h05a.jpg</text:p>
          </table:table-cell>
          <table:table-cell office:value-type="string" calcext:value-type="string">
            <text:p>Headset SteelSeries Siberia negro con micrófono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Razer DeathAdder 2013 </text:p>
          </table:table-cell>
          <table:table-cell office:value-type="string" calcext:value-type="string">
            <text:p>Mou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img/productos/m01a.jpg</text:p>
          </table:table-cell>
          <table:table-cell office:value-type="string" calcext:value-type="string">
            <text:p>6400DPI. Ajuste de sensividad on-the-fly. Cinco botones configurables. Compatible con Razer Synapse 2.0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Razer DeathAdder Black</text:p>
          </table:table-cell>
          <table:table-cell office:value-type="string" calcext:value-type="string">
            <text:p>Mous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img/productos/m02a.jpg</text:p>
          </table:table-cell>
          <table:table-cell office:value-type="string" calcext:value-type="string">
            <text:p>3500DPI. Ajuste de sensividad on-the-fly. Cinco botones configurables. 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Razer Naga Hex LoL Edition</text:p>
          </table:table-cell>
          <table:table-cell office:value-type="string" calcext:value-type="string">
            <text:p>Mous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/img/productos/m03a.jpg</text:p>
          </table:table-cell>
          <table:table-cell office:value-type="string" calcext:value-type="string">
            <text:p>Razer Naga Hex edición League of Legends. Optimizado para MOBAs, con 6 botones laterales. Compatible con Razer Synapse 2.0. 5600DPI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ies para Razer Mamba</text:p>
          </table:table-cell>
          <table:table-cell office:value-type="string" calcext:value-type="string">
            <text:p>Mous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img/productos/m04a.jpg</text:p>
          </table:table-cell>
          <table:table-cell office:value-type="string" calcext:value-type="string">
            <text:p>Pies de reemplazo para Razer Mamba. 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ies para Razer Naga</text:p>
          </table:table-cell>
          <table:table-cell office:value-type="string" calcext:value-type="string">
            <text:p>Mous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img/productos/m05a.jpg</text:p>
          </table:table-cell>
          <table:table-cell office:value-type="string" calcext:value-type="string">
            <text:p>Pies de reemplazo para Razer Naga.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ies para Razer DeathAdder</text:p>
          </table:table-cell>
          <table:table-cell office:value-type="string" calcext:value-type="string">
            <text:p>Mo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img/productos/m06a.jpg</text:p>
          </table:table-cell>
          <table:table-cell office:value-type="string" calcext:value-type="string">
            <text:p>Pies de reemplazo para Razer DeathAdder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Razer Nostromo</text:p>
          </table:table-cell>
          <table:table-cell office:value-type="string" calcext:value-type="string">
            <text:p>Teclado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/img/productos/t01a.jpg</text:p>
          </table:table-cell>
          <table:table-cell office:value-type="string" calcext:value-type="string">
            <text:p>Keypad optimizado para gaming, 16 teclas programables con 8 configuraciones que pueden ser modificadas on the fly.</text:p>
          </table:table-cell>
          <table:table-cell table:number-columns-repeated="251"/>
        </table:table-row>
        <table:table-row table:style-name="ro3">
          <table:table-cell table:style-name="Default" office:value-type="string" calcext:value-type="string">
            <text:p>Razer Blackwidow</text:p>
          </table:table-cell>
          <table:table-cell table:style-name="Default" office:value-type="string" calcext:value-type="string">
            <text:p>Teclados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string" calcext:value-type="string">
            <text:p>/img/productos/t02a.jpg</text:p>
          </table:table-cell>
          <table:table-cell table:style-name="Default" office:value-type="string" calcext:value-type="string">
            <text:p>Teclado mecánico con backlight individual en cada tecla. Completamente programable con 10 perfiles que pueden ser seleccionados on the fly. </text:p>
          </table:table-cell>
          <table:table-cell table:style-name="Default"/>
          <table:table-cell table:number-columns-repeated="250"/>
        </table:table-row>
        <table:table-row table:style-name="ro3">
          <table:table-cell table:style-name="Default" office:value-type="string" calcext:value-type="string">
            <text:p>Razer Marauder Starcraft2 </text:p>
          </table:table-cell>
          <table:table-cell table:style-name="Default" office:value-type="string" calcext:value-type="string">
            <text:p>Teclados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/img/productos/t03a.jpg</text:p>
          </table:table-cell>
          <table:table-cell table:style-name="Default" table:number-columns-repeated="2"/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 style:data-style-name="N2" text:time-value="0000-00-00T00:00:01.781060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dc:date>2013-10-08T02:55:25.114000000</dc:date>
    <meta:editing-duration>PT2H21M59S</meta:editing-duration>
    <meta:editing-cycles>7</meta:editing-cycles>
    <meta:document-statistic meta:table-count="1" meta:cell-count="238" meta:object-count="0"/>
  </office:meta>
</office:document-meta>
</file>